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float" office:value="0">
            <text:p>0</text:p>
            <draw:frame table:end-cell-address="Sheet1.H23" table:end-x="0.0799in" table:end-y="0.0295in" draw:z-index="0" draw:style-name="gr1" draw:text-style-name="P1" svg:width="6.3028in" svg:height="3.5453in" svg:x="0in" svg:y="0in">
              <draw:object draw:notify-on-update-of-ranges="Sheet1.A1:Sheet1.A10 Sheet1.B1:Sheet1.B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table:number-columns-repeated="2"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45">
            <text:p>245</text:p>
          </table:table-cell>
          <table:table-cell office:value-type="float" office:value="75">
            <text:p>75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10">
            <text:p>310</text:p>
          </table:table-cell>
          <table:table-cell office:value-type="float" office:value="129">
            <text:p>129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2">
            <text:p>382</text:p>
          </table:table-cell>
          <table:table-cell office:value-type="float" office:value="164">
            <text:p>164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195">
            <text:p>195</text:p>
          </table:table-cell>
          <table:table-cell office:value-type="float" office:value="215">
            <text:p>215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227">
            <text:p>227</text:p>
          </table:table-cell>
          <table:table-cell office:value-type="float" office:value="252">
            <text:p>252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office:value-type="float" office:value="253">
            <text:p>253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>
            <draw:frame table:end-cell-address="Sheet1.H45" table:end-x="0.0799in" table:end-y="0.0437in" draw:z-index="1" draw:style-name="gr1" draw:text-style-name="P1" svg:width="6.3028in" svg:height="3.5453in" svg:x="0in" svg:y="0.0146in">
              <draw:object draw:notify-on-update-of-ranges="Sheet1.A1:Sheet1.A10 Sheet1.C1:Sheet1.C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1">
          <table:table-cell table:number-columns-repeated="5"/>
        </table:table-row>
        <table:table-row table:style-name="ro1">
          <table:table-cell>
            <draw:frame table:end-cell-address="Sheet1.H67" table:end-x="0.0799in" table:end-y="0.0433in" draw:z-index="2" draw:style-name="gr1" draw:text-style-name="P1" svg:width="6.3028in" svg:height="3.5449in" svg:x="0in" svg:y="0.0142in">
              <draw:object draw:notify-on-update-of-ranges="Sheet1.A1:Sheet1.A10 Sheet1.D1:Sheet1.D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1">
          <table:table-cell table:number-columns-repeated="5"/>
        </table:table-row>
        <table:table-row table:style-name="ro1">
          <table:table-cell>
            <draw:frame table:end-cell-address="Sheet1.H89" table:end-x="0.0799in" table:end-y="0.0736in" draw:z-index="3" draw:style-name="gr1" draw:text-style-name="P1" svg:width="6.3028in" svg:height="3.5453in" svg:x="0in" svg:y="0.0445in">
              <draw:object draw:notify-on-update-of-ranges="Sheet1.A1:Sheet1.A10 Sheet1.E1:Sheet1.E1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2/25/2016</text:date>, <text:time>20:0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Butac</meta:initial-creator>
    <meta:creation-date>2016-02-25T18:04:05</meta:creation-date>
    <dc:date>2016-02-25T20:00:16</dc:date>
    <dc:creator>Adam Butac</dc:creator>
    <meta:editing-duration>PT10M21S</meta:editing-duration>
    <meta:editing-cycles>1</meta:editing-cycles>
    <meta:document-statistic meta:table-count="3" meta:cell-count="45" meta:object-count="4"/>
    <meta:generator>OpenOffice/4.1.2$Unix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2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style-name="ch1">
        <chart:title svg:x="5.399cm" svg:y="0.316cm" chart:style-name="ch2">
          <text:p>Solution #1 @ 22 Celcius</text:p>
        </chart:title>
        <chart:plot-area chart:style-name="ch3" table:cell-range-address="Sheet1.B1:Sheet1.B7 Sheet1.A1:Sheet1.A10" svg:x="0.77cm" svg:y="1.647cm" svg:width="14.6cm" svg:height="6.759cm">
          <chartooo:coordinate-region svg:x="1.433cm" svg:y="1.838cm" svg:width="13.626cm" svg:height="5.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0" chart:class="chart:scatter">
            <chart:domain table:cell-range-address="Sheet1.B1:Sheet1.B7"/>
            <chart:regression-curve chart:style-name="ch7">
              <chart:equation svg:x="1.514cm" svg:y="1.154cm" chart:style-name="ch8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7</svg:desc>
                </draw:g>
              </table:table-cell>
              <table:table-cell office:value-type="float" office:value="0">
                <text:p>0</text:p>
                <draw:g>
                  <svg:desc>Sheet1.A1:Sheet1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5">
                <text:p>2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0">
                <text:p>3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2">
                <text:p>3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2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style-name="ch1">
        <chart:title svg:x="5.399cm" svg:y="0.316cm" chart:style-name="ch2">
          <text:p>Solution #2 @ 22 Celcius</text:p>
        </chart:title>
        <chart:plot-area chart:style-name="ch3" table:cell-range-address="Sheet1.C1:Sheet1.C9 Sheet1.A1:Sheet1.A10" svg:x="0.77cm" svg:y="1.647cm" svg:width="14.6cm" svg:height="6.759cm">
          <chartooo:coordinate-region svg:x="1.433cm" svg:y="1.837cm" svg:width="13.626cm" svg:height="5.9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0" chart:class="chart:scatter">
            <chart:domain table:cell-range-address="Sheet1.C1:Sheet1.C9"/>
            <chart:regression-curve chart:style-name="ch7">
              <chart:equation chart:style-name="ch8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9</svg:desc>
                </draw:g>
              </table:table-cell>
              <table:table-cell office:value-type="float" office:value="0">
                <text:p>0</text:p>
                <draw:g>
                  <svg:desc>Sheet1.A1:Sheet1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">
                <text:p>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4">
                <text:p>1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">
                <text:p>1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7">
                <text:p>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2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5cm" xlink:href=".." xlink:type="simple" chart:class="chart:scatter" chart:style-name="ch1">
        <chart:title svg:x="5.399cm" svg:y="0.316cm" chart:style-name="ch2">
          <text:p>Solution #3 @ 22 Celcius</text:p>
        </chart:title>
        <chart:plot-area chart:style-name="ch3" table:cell-range-address="Sheet1.D1:Sheet1.D9 Sheet1.A1:Sheet1.A10" svg:x="0.77cm" svg:y="1.647cm" svg:width="14.6cm" svg:height="6.758cm">
          <chartooo:coordinate-region svg:x="1.433cm" svg:y="1.837cm" svg:width="13.626cm" svg:height="5.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0" chart:class="chart:scatter">
            <chart:domain table:cell-range-address="Sheet1.D1:Sheet1.D9"/>
            <chart:regression-curve chart:style-name="ch7">
              <chart:equation chart:style-name="ch8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:Sheet1.D9</svg:desc>
                </draw:g>
              </table:table-cell>
              <table:table-cell office:value-type="float" office:value="0">
                <text:p>0</text:p>
                <draw:g>
                  <svg:desc>Sheet1.A1:Sheet1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">
                <text:p>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5">
                <text:p>2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2">
                <text:p>2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2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scatter" chart:column-mapping="1 0" chart:style-name="ch1">
        <chart:title svg:x="5.399cm" svg:y="0.316cm" chart:style-name="ch2">
          <text:p>Solution #1 @ 32 Celcius</text:p>
        </chart:title>
        <chart:plot-area chart:style-name="ch3" table:cell-range-address="Sheet1.E1:Sheet1.E10 Sheet1.A1:Sheet1.A10" svg:x="0.77cm" svg:y="1.647cm" svg:width="14.6cm" svg:height="6.759cm">
          <chartooo:coordinate-region svg:x="1.433cm" svg:y="1.837cm" svg:width="13.626cm" svg:height="5.9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0" chart:class="chart:scatter">
            <chart:domain table:cell-range-address="Sheet1.E1:Sheet1.E10"/>
            <chart:regression-curve chart:style-name="ch7">
              <chart:equation chart:style-name="ch8"/>
            </chart:regression-curve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1:Sheet1.E10</svg:desc>
                </draw:g>
              </table:table-cell>
              <table:table-cell office:value-type="float" office:value="0">
                <text:p>0</text:p>
                <draw:g>
                  <svg:desc>Sheet1.A1:Sheet1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">
                <text:p>1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0">
                <text:p>19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7">
                <text:p>2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3">
                <text:p>253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